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070" officeooo:paragraph-rsid="001fc070"/>
    </style:style>
    <style:style style:name="P2" style:family="paragraph" style:parent-style-name="Standard">
      <style:text-properties officeooo:rsid="0024bc78" officeooo:paragraph-rsid="0024bc78"/>
    </style:style>
    <style:style style:name="P3" style:family="paragraph" style:parent-style-name="Standard">
      <style:text-properties officeooo:rsid="002e3f4f" officeooo:paragraph-rsid="002e3f4f"/>
    </style:style>
    <style:style style:name="P4" style:family="paragraph" style:parent-style-name="Standard" style:list-style-name="L1">
      <style:text-properties officeooo:rsid="001fc070" officeooo:paragraph-rsid="001fc070"/>
    </style:style>
    <style:style style:name="P5" style:family="paragraph" style:parent-style-name="Standard" style:list-style-name="L2">
      <style:text-properties officeooo:rsid="001fc070" officeooo:paragraph-rsid="001fc070"/>
    </style:style>
    <style:style style:name="P6" style:family="paragraph" style:parent-style-name="Standard" style:list-style-name="L1">
      <style:text-properties officeooo:rsid="002359c0" officeooo:paragraph-rsid="002359c0"/>
    </style:style>
    <style:style style:name="P7" style:family="paragraph" style:parent-style-name="Standard" style:list-style-name="L2">
      <style:text-properties style:text-line-through-style="solid" style:text-line-through-type="single" officeooo:rsid="001fc070" officeooo:paragraph-rsid="001fc070"/>
    </style:style>
    <style:style style:name="P8" style:family="paragraph" style:parent-style-name="Standard" style:list-style-name="L2">
      <style:text-properties style:text-line-through-style="solid" style:text-line-through-type="single" officeooo:rsid="001fc070" officeooo:paragraph-rsid="0024bc78"/>
    </style:style>
    <style:style style:name="P9" style:family="paragraph" style:parent-style-name="Standard" style:list-style-name="L3">
      <style:text-properties officeooo:rsid="0024bc78" officeooo:paragraph-rsid="0024bc78"/>
    </style:style>
    <style:style style:name="T1" style:family="text">
      <style:text-properties officeooo:rsid="0022e889"/>
    </style:style>
    <style:style style:name="T2" style:family="text">
      <style:text-properties officeooo:rsid="002359c0"/>
    </style:style>
    <style:style style:name="T3" style:family="text">
      <style:text-properties officeooo:rsid="0025a4b8"/>
    </style:style>
    <style:style style:name="T4" style:family="text">
      <style:text-properties officeooo:rsid="00286406"/>
    </style:style>
    <style:style style:name="T5" style:family="text">
      <style:text-properties officeooo:rsid="002e84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1:</text:p>
      <text:list xml:id="list3690355736095651646" text:style-name="L1">
        <text:list-item>
          <text:p text:style-name="P4">Chiều dài: <text:span text:style-name="T1">16cm</text:span></text:p>
        </text:list-item>
        <text:list-item>
          <text:p text:style-name="P4">Chiều rộng: <text:span text:style-name="T1">10.1cm</text:span></text:p>
        </text:list-item>
        <text:list-item>
          <text:p text:style-name="P4">Chiều cao: <text:span text:style-name="T1">7.5cm</text:span></text:p>
        </text:list-item>
        <text:list-item>
          <text:p text:style-name="P4">Mặt trước:</text:p>
          <text:list>
            <text:list-item>
              <text:p text:style-name="P4">LCD: <text:span text:style-name="T2">9.5cm x 4cm (dài x rộng)</text:span></text:p>
            </text:list-item>
            <text:list-item>
              <text:p text:style-name="P6">LCD canh giữa theo chiều cao (1.5cm)</text:p>
            </text:list-item>
            <text:list-item>
              <text:p text:style-name="P6">LCD cách mép trái 1.7cm (nhìn từ trước)</text:p>
            </text:list-item>
          </text:list>
        </text:list-item>
        <text:list-item>
          <text:p text:style-name="P6">Mặt sau:</text:p>
          <text:list>
            <text:list-item>
              <text:p text:style-name="P6">Nguồn: 0.8cm x 1cm (dài x rộng)</text:p>
            </text:list-item>
            <text:list-item>
              <text:p text:style-name="P6">Ether: 1.7 cm x 1.5cm (dài x rộng)</text:p>
            </text:list-item>
          </text:list>
        </text:list-item>
      </text:list>
      <text:p text:style-name="P1">Bugs to fix:</text:p>
      <text:list xml:id="list2473626570076641931" text:style-name="L2">
        <text:list-item>
          <text:p text:style-name="P7">Mở rộng chiều rộng thêm 1 cm để vừa chỗ cho màn hình</text:p>
        </text:list-item>
        <text:list-item>
          <text:p text:style-name="P7">Mở rộng lỗ cho Ethernet để vừa đủ cả phần mạch phía dưới</text:p>
        </text:list-item>
        <text:list-item>
          <text:p text:style-name="P7">Dồn breadboard về một phía (candidate: phía chung với LED)</text:p>
        </text:list-item>
        <text:list-item>
          <text:p text:style-name="P7">Đục lỗ cho LED</text:p>
        </text:list-item>
        <text:list-item>
          <text:p text:style-name="P7">Đục lỗ nối dây DHT21 (candidate: phía chung với LED)</text:p>
        </text:list-item>
        <text:list-item>
          <text:p text:style-name="P5">Xử lý cái bụi</text:p>
        </text:list-item>
        <text:list-item>
          <text:p text:style-name="P8">Đục lỗ cho MQ-(9?) (candidate: phía ngược LED)</text:p>
        </text:list-item>
        <text:list-item>
          <text:p text:style-name="P5">How to ESP8266</text:p>
        </text:list-item>
        <text:list-item>
          <text:p text:style-name="P7">Đục <text:span text:style-name="T4">lỗ cho buzzer</text:span></text:p>
        </text:list-item>
      </text:list>
      <text:p text:style-name="P1"/>
      <text:p text:style-name="P2">Version 2:</text:p>
      <text:list xml:id="list8794422043130579767" text:style-name="L3">
        <text:list-item>
          <text:p text:style-name="P9">Dài: 1<text:span text:style-name="T3">6</text:span>cm</text:p>
        </text:list-item>
        <text:list-item>
          <text:p text:style-name="P9">Rộng: 11cm</text:p>
        </text:list-item>
        <text:list-item>
          <text:p text:style-name="P9">Cao: 8cm</text:p>
        </text:list-item>
      </text:list>
      <text:p text:style-name="P3">Version 3:</text:p>
      <text:p text:style-name="P3"><text:tab/>Dài: 1<text:span text:style-name="T5">7</text:span>cm</text:p>
      <text:p text:style-name="P3"><text:tab/>Rộng: <text:span text:style-name="T5">11</text:span>cm</text:p>
      <text:p text:style-name="P3"><text:tab/>Cao: 9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06-24T21:08:07.535177286</meta:creation-date>
    <dc:date>2016-07-26T14:57:51.129957356</dc:date>
    <dc:creator>Ho Kiet</dc:creator>
    <meta:editing-duration>PT4H6M22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62" meta:character-count="679" meta:non-whitespace-character-count="565"/>
  </office:meta>
</office:document-meta>
</file>